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row>
              <mi>g</mi>
              <mo stretchy="false">=</mo>
              <mtext>given grade</mtext>
            </mrow>
            <mrow>
              <mo stretchy="false">(</mo>
              <mrow>
                <mn>0</mn>
                <mi>≤</mi>
                <mi>g</mi>
                <mi>≤</mi>
                <mn>1</mn>
                <mi>;</mi>
              </mrow>
              <mo stretchy="false">)</mo>
            </mrow>
            <mi>;</mi>
            <mrow>
              <mi>r</mi>
              <mo stretchy="false">=</mo>
              <mtext># of questions</mtext>
            </mrow>
            <mrow>
              <mo stretchy="false">(</mo>
              <mrow>
                <mrow>
                  <mi>r</mi>
                  <mo stretchy="false">∈</mo>
                  <mo stretchy="false">ℤ</mo>
                </mrow>
                <mi>,</mi>
                <mrow>
                  <mi mathvariant="italic">gr</mi>
                  <mo stretchy="false">∈</mo>
                  <mo stretchy="false">ℤ</mo>
                </mrow>
              </mrow>
              <mo stretchy="false">)</mo>
            </mrow>
            <mi>;</mi>
            <mtext>True/False questions</mtext>
          </mrow>
        </mtd>
      </mtr>
      <mtr>
        <mtd>
          <mrow>
            <mrow>
              <mfenced open="(" close=")">
                <mtable>
                  <mtr>
                    <mtd>
                      <mi>r</mi>
                    </mtd>
                  </mtr>
                </mtable>
              </mfenced>
              <mo stretchy="false">=</mo>
              <mtext># of outcomes at</mtext>
            </mrow>
            <mi>g</mi>
            <mtext>given grade</mtext>
          </mrow>
        </mtd>
      </mtr>
      <mtr>
        <mtd>
          <mrow>
            <msup>
              <mn>0.5</mn>
              <mi mathvariant="italic">gr</mi>
            </msup>
            <mrow>
              <mrow>
                <msup>
                  <mn>0.5</mn>
                  <mrow>
                    <mi>r</mi>
                    <mo stretchy="false">−</mo>
                    <mi mathvariant="italic">gr</mi>
                  </mrow>
                </msup>
                <mo stretchy="false">=</mo>
                <msup>
                  <mn>0.5</mn>
                  <mi>r</mi>
                </msup>
              </mrow>
              <mo stretchy="false">=</mo>
              <mtext>number of possible grades/resolution</mtext>
            </mrow>
          </mrow>
        </mtd>
      </mtr>
      <mtr>
        <mtd>
          <mrow>
            <mfenced open="(" close=")">
              <mtable>
                <mtr>
                  <mtd>
                    <mi>r</mi>
                  </mtd>
                </mtr>
              </mtable>
            </mfenced>
            <mrow>
              <msup>
                <mn>0.5</mn>
                <mi>r</mi>
              </msup>
              <mo stretchy="false">=</mo>
              <mtext>probability of a given grade</mtext>
            </mrow>
          </mrow>
        </mtd>
      </mtr>
      <mtr>
        <mtd>
          <mrow>
            <mi>P</mi>
            <mrow>
              <mrow>
                <mo stretchy="false">(</mo>
                <mi>g</mi>
                <mo stretchy="false">)</mo>
              </mrow>
              <mo stretchy="false">=</mo>
              <mrow>
                <munderover>
                  <mo stretchy="false">∫</mo>
                  <mi>g</mi>
                  <mi>g</mi>
                </munderover>
                <mi>O</mi>
              </mrow>
            </mrow>
            <mrow>
              <mo stretchy="false">(</mo>
              <mi>r</mi>
              <mo stretchy="false">)</mo>
            </mrow>
            <mo stretchy="false">Δ</mo>
          </mrow>
        </mtd>
      </mtr>
      <mtr>
        <mtd>
          <mrow>
            <mfenced open="(" close=")">
              <mtable>
                <mtr>
                  <mtd>
                    <mi>r</mi>
                  </mtd>
                </mtr>
              </mtable>
            </mfenced>
            <mrow>
              <msup>
                <mn>0.5</mn>
                <mi>r</mi>
              </msup>
              <mo stretchy="false">=</mo>
              <mfrac>
                <mrow>
                  <mi>r</mi>
                  <mo stretchy="false">!</mo>
                </mrow>
                <mrow>
                  <mrow>
                    <mi mathvariant="italic">gr</mi>
                    <mo stretchy="false">!</mo>
                  </mrow>
                  <mrow>
                    <mrow>
                      <mo stretchy="false">(</mo>
                      <mrow>
                        <mi>r</mi>
                        <mo stretchy="false">−</mo>
                        <mi mathvariant="italic">gr</mi>
                      </mrow>
                      <mo stretchy="false">)</mo>
                    </mrow>
                    <mo stretchy="false">!</mo>
                  </mrow>
                </mrow>
              </mfrac>
            </mrow>
            <mrow>
              <msup>
                <mn>0.5</mn>
                <mi>r</mi>
              </msup>
              <mo stretchy="false">=</mo>
              <mfrac>
                <mrow>
                  <mo stretchy="false">Γ</mo>
                  <mrow>
                    <mo stretchy="false">(</mo>
                    <mrow>
                      <mi>r</mi>
                      <mo stretchy="false">+</mo>
                      <mn>1</mn>
                    </mrow>
                    <mo stretchy="false">)</mo>
                  </mrow>
                </mrow>
                <mrow>
                  <mo stretchy="false">Γ</mo>
                  <mrow>
                    <mo stretchy="false">(</mo>
                    <mrow>
                      <mi mathvariant="italic">gr</mi>
                      <mo stretchy="false">+</mo>
                      <mn>1</mn>
                    </mrow>
                    <mo stretchy="false">)</mo>
                  </mrow>
                  <mo stretchy="false">Γ</mo>
                  <mrow>
                    <mo stretchy="false">(</mo>
                    <mrow>
                      <mrow>
                        <mi>r</mi>
                        <mo stretchy="false">−</mo>
                        <mi mathvariant="italic">gr</mi>
                      </mrow>
                      <mo stretchy="false">+</mo>
                      <mn>1</mn>
                    </mrow>
                    <mo stretchy="false">)</mo>
                  </mrow>
                </mrow>
              </mfrac>
            </mrow>
            <msup>
              <mn>0.5</mn>
              <mi>r</mi>
            </msup>
          </mrow>
        </mtd>
      </mtr>
      <mtr>
        <mtd>
          <mrow>
            <mo stretchy="false">Γ</mo>
            <mrow>
              <mrow>
                <mo stretchy="false">(</mo>
                <mi>z</mi>
                <mo stretchy="false">)</mo>
              </mrow>
              <mo stretchy="false">=</mo>
              <mrow>
                <munder>
                  <mi>lim</mi>
                  <mrow>
                    <mi>n</mi>
                    <mo stretchy="false">→</mo>
                    <mo stretchy="false">∞</mo>
                  </mrow>
                </munder>
                <mfrac>
                  <mrow>
                    <mrow>
                      <mi>n</mi>
                      <mo stretchy="false">!</mo>
                    </mrow>
                    <mrow>
                      <mrow>
                        <mo stretchy="false">(</mo>
                        <mrow>
                          <mi>z</mi>
                          <mo stretchy="false">−</mo>
                          <mn>1</mn>
                        </mrow>
                        <mo stretchy="false">)</mo>
                      </mrow>
                      <mo stretchy="false">!</mo>
                    </mrow>
                  </mrow>
                  <mrow>
                    <mrow>
                      <mo stretchy="false">(</mo>
                      <mrow>
                        <mi>z</mi>
                        <mo stretchy="false">+</mo>
                        <mi>n</mi>
                      </mrow>
                      <mo stretchy="false">)</mo>
                    </mrow>
                    <mo stretchy="false">!</mo>
                  </mrow>
                </mfrac>
              </mrow>
            </mrow>
            <msup>
              <mi>n</mi>
              <mi>z</mi>
            </msup>
          </mrow>
        </mtd>
      </mtr>
      <mtr>
        <mtd>
          <mrow>
            <mrow>
              <mrow>
                <mi>a</mi>
                <mo stretchy="false">!</mo>
              </mrow>
              <mo stretchy="false">=</mo>
              <mo stretchy="false">Γ</mo>
            </mrow>
            <mrow>
              <mrow>
                <mo stretchy="false">(</mo>
                <mrow>
                  <mi>a</mi>
                  <mo stretchy="false">+</mo>
                  <mn>1</mn>
                </mrow>
                <mo stretchy="false">)</mo>
              </mrow>
              <mo stretchy="false">=</mo>
              <mrow>
                <munder>
                  <mi>lim</mi>
                  <mrow>
                    <mi>n</mi>
                    <mo stretchy="false">→</mo>
                    <mo stretchy="false">∞</mo>
                  </mrow>
                </munder>
                <mfrac>
                  <mrow>
                    <mrow>
                      <mi>n</mi>
                      <mo stretchy="false">!</mo>
                    </mrow>
                    <mrow>
                      <mrow>
                        <mo stretchy="false">(</mo>
                        <mi>a</mi>
                        <mo stretchy="false">)</mo>
                      </mrow>
                      <mo stretchy="false">!</mo>
                    </mrow>
                  </mrow>
                  <mrow>
                    <mrow>
                      <mo stretchy="false">(</mo>
                      <mrow>
                        <mrow>
                          <mi>a</mi>
                          <mo stretchy="false">+</mo>
                          <mi>n</mi>
                        </mrow>
                        <mo stretchy="false">+</mo>
                        <mn>1</mn>
                      </mrow>
                      <mo stretchy="false">)</mo>
                    </mrow>
                    <mo stretchy="false">!</mo>
                  </mrow>
                </mfrac>
              </mrow>
            </mrow>
            <msup>
              <mi>n</mi>
              <mrow>
                <mi>a</mi>
                <mo stretchy="false">+</mo>
                <mn>1</mn>
              </mrow>
            </msup>
            <mi>;</mi>
            <mrow>
              <mi>b</mi>
              <mo stretchy="false">=</mo>
              <mrow>
                <mi>a</mi>
                <mo stretchy="false">+</mo>
                <mi>n</mi>
              </mrow>
            </mrow>
          </mrow>
        </mtd>
      </mtr>
      <mtr>
        <mtd>
          <mrow>
            <mrow>
              <munder>
                <mi>lim</mi>
                <mrow>
                  <mi>n</mi>
                  <mo stretchy="false">→</mo>
                  <mo stretchy="false">∞</mo>
                </mrow>
              </munder>
              <mfrac>
                <mrow>
                  <mrow>
                    <mrow>
                      <mi>b</mi>
                      <mo stretchy="false">−</mo>
                      <mi>a</mi>
                    </mrow>
                    <mo stretchy="false">!</mo>
                  </mrow>
                  <mrow>
                    <mrow>
                      <mo stretchy="false">(</mo>
                      <mi>a</mi>
                      <mo stretchy="false">)</mo>
                    </mrow>
                    <mo stretchy="false">!</mo>
                  </mrow>
                </mrow>
                <mrow>
                  <mrow>
                    <mo stretchy="false">(</mo>
                    <mrow>
                      <mi>b</mi>
                      <mo stretchy="false">+</mo>
                      <mn>1</mn>
                    </mrow>
                    <mo stretchy="false">)</mo>
                  </mrow>
                  <mo stretchy="false">!</mo>
                </mrow>
              </mfrac>
            </mrow>
            <msup>
              <mi>n</mi>
              <mrow>
                <mi>a</mi>
                <mo stretchy="false">+</mo>
                <mn>1</mn>
              </mrow>
            </msup>
            <mi>;</mi>
            <mrow>
              <mi>b</mi>
              <mo stretchy="false">=</mo>
              <mi>r</mi>
            </mrow>
            <mi>;</mi>
            <mrow>
              <mi>a</mi>
              <mo stretchy="false">=</mo>
              <mi mathvariant="italic">gr</mi>
            </mrow>
          </mrow>
        </mtd>
      </mtr>
      <mtr>
        <mtd>
          <mrow>
            <mfrac>
              <mrow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frac>
                    <mrow>
                      <mrow>
                        <mrow>
                          <mo stretchy="false">(</mo>
                          <mrow>
                            <mi>r</mi>
                            <mo stretchy="false">−</mo>
                            <mi mathvariant="italic">gr</mi>
                          </mrow>
                          <mo stretchy="false">)</mo>
                        </mrow>
                        <mo stretchy="false">!</mo>
                      </mrow>
                      <mrow>
                        <mrow>
                          <mo stretchy="false">(</mo>
                          <mi mathvariant="italic">gr</mi>
                          <mo stretchy="false">)</mo>
                        </mrow>
                        <mo stretchy="false">!</mo>
                      </mrow>
                    </mrow>
                    <mrow>
                      <mrow>
                        <mo stretchy="false">(</mo>
                        <mrow>
                          <mi>r</mi>
                          <mo stretchy="false">+</mo>
                          <mn>1</mn>
                        </mrow>
                        <mo stretchy="false">)</mo>
                      </mrow>
                      <mo stretchy="false">!</mo>
                    </mrow>
                  </mfrac>
                </mrow>
                <msup>
                  <mi>n</mi>
                  <mrow>
                    <mi mathvariant="italic">gr</mi>
                    <mo stretchy="false">+</mo>
                    <mn>1</mn>
                  </mrow>
                </msup>
              </mrow>
              <mrow>
                <mo stretchy="false">Γ</mo>
                <mrow>
                  <mo stretchy="false">(</mo>
                  <mrow>
                    <mi mathvariant="italic">gr</mi>
                    <mo stretchy="false">+</mo>
                    <mn>1</mn>
                  </mrow>
                  <mo stretchy="false">)</mo>
                </mrow>
                <mo stretchy="false">Γ</mo>
                <mrow>
                  <mo stretchy="false">(</mo>
                  <mrow>
                    <mrow>
                      <mi>r</mi>
                      <mo stretchy="false">−</mo>
                      <mi mathvariant="italic">gr</mi>
                    </mrow>
                    <mo stretchy="false">+</mo>
                    <mn>1</mn>
                  </mrow>
                  <mo stretchy="false">)</mo>
                </mrow>
              </mrow>
            </mfrac>
            <msup>
              <mn>0.5</mn>
              <mi>r</mi>
            </msup>
          </mrow>
        </mtd>
      </mtr>
      <mtr>
        <mtd>
          <mrow>
            <munderover>
              <mo stretchy="false">∫</mo>
              <mn>0</mn>
              <mn>69.5</mn>
            </munderover>
            <mi>a</mi>
          </mrow>
        </mtd>
      </mtr>
      <mtr>
        <mtd>
          <mrow>
            <munderover>
              <mo stretchy="false">∫</mo>
              <mn>69.5</mn>
              <mn>74.5</mn>
            </munderover>
            <mi>a</mi>
          </mrow>
        </mtd>
      </mtr>
      <mtr>
        <mtd>
          <mrow>
            <munderover>
              <mo stretchy="false">∫</mo>
              <mn>74.5</mn>
              <mn>84.5</mn>
            </munderover>
            <mi>a</mi>
          </mrow>
        </mtd>
      </mtr>
      <mtr>
        <mtd>
          <mrow>
            <munderover>
              <mo stretchy="false">∫</mo>
              <mn>84.5</mn>
              <mn>92.5</mn>
            </munderover>
            <mi>a</mi>
          </mrow>
        </mtd>
      </mtr>
      <mtr>
        <mtd>
          <mrow>
            <munderover>
              <mo stretchy="false">∫</mo>
              <mn>92.5</mn>
              <mn>100</mn>
            </munderover>
            <mi>a</mi>
          </mrow>
        </mtd>
      </mtr>
      <mtr>
        <mtd>
          <mrow>
            <mi>P</mi>
            <mrow>
              <mrow>
                <mo stretchy="false">(</mo>
                <mi>x</mi>
                <mo stretchy="false">)</mo>
              </mrow>
              <mo stretchy="false">=</mo>
              <mfrac>
                <mn>1</mn>
                <mrow>
                  <mo stretchy="false">σ</mo>
                  <msqrt>
                    <mrow>
                      <mn>2</mn>
                      <mo stretchy="false">π</mo>
                    </mrow>
                  </msqrt>
                </mrow>
              </mfrac>
            </mrow>
            <msup>
              <mi>e</mi>
              <mrow>
                <mrow>
                  <mo stretchy="false">−</mo>
                  <msup>
                    <mrow>
                      <mo stretchy="false">(</mo>
                      <mrow>
                        <mi>x</mi>
                        <mo stretchy="false">−</mo>
                        <mo stretchy="false">μ</mo>
                      </mrow>
                      <mo stretchy="false">)</mo>
                    </mrow>
                    <mn>2</mn>
                  </msup>
                </mrow>
                <mo stretchy="false">/</mo>
                <mrow>
                  <mo stretchy="false">(</mo>
                  <mrow>
                    <mn>2</mn>
                    <msup>
                      <mo stretchy="false">σ</mo>
                      <mn>2</mn>
                    </msup>
                  </mrow>
                  <mo stretchy="false">)</mo>
                </mrow>
              </mrow>
            </msup>
            <mi>;</mi>
            <mrow>
              <mo stretchy="false">μ</mo>
              <mo stretchy="false">=</mo>
              <mn>0.5</mn>
            </mrow>
            <mi>r</mi>
            <mi>;</mi>
            <mrow>
              <msup>
                <mo stretchy="false">σ</mo>
                <mn>2</mn>
              </msup>
              <mo stretchy="false">=</mo>
              <mn>0.25</mn>
            </mrow>
            <mi>r</mi>
            <mi>;</mi>
            <mrow>
              <mo stretchy="false">σ</mo>
              <mo stretchy="false">=</mo>
              <mn>0.5</mn>
            </mrow>
            <msqrt>
              <mi>r</mi>
            </msqrt>
          </mrow>
        </mtd>
      </mtr>
      <mtr>
        <mtd>
          <mrow>
            <mi>P</mi>
            <mrow>
              <mrow>
                <mo stretchy="false">(</mo>
                <mi>x</mi>
                <mo stretchy="false">)</mo>
              </mrow>
              <mo stretchy="false">=</mo>
              <mfrac>
                <mn>1</mn>
                <mrow>
                  <mn>0.5</mn>
                  <msqrt>
                    <mi>r</mi>
                  </msqrt>
                  <msqrt>
                    <mrow>
                      <mn>2</mn>
                      <mo stretchy="false">π</mo>
                    </mrow>
                  </msqrt>
                </mrow>
              </mfrac>
            </mrow>
            <msup>
              <mi>e</mi>
              <mrow>
                <mrow>
                  <mo stretchy="false">−</mo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n>0.5</mn>
                        </mrow>
                        <mi>r</mi>
                      </mrow>
                      <mo stretchy="false">)</mo>
                    </mrow>
                    <mn>2</mn>
                  </msup>
                </mrow>
                <mo stretchy="false">/</mo>
                <mrow>
                  <mo stretchy="false">(</mo>
                  <mrow>
                    <mn>0.5</mn>
                    <mi>r</mi>
                  </mrow>
                  <mo stretchy="false">)</mo>
                </mrow>
              </mrow>
            </msup>
          </mrow>
        </mtd>
      </mtr>
      <mtr>
        <mtd/>
      </mtr>
    </mtable>
    <annotation encoding="StarMath 5.0">g="given grade"(0≤g≤1;);r="# of questions"(r in setZ, gr in setZ);"True/False questions" newline
left ( binom r gr right )="# of outcomes at" g "given grade" newline
0.5^gr 0.5^{r-gr}=0.5^r="number of possible grades/resolution" newline
left ( binom r gr right )0.5^r="probability of a given grade" newline
P(g)=int from g to g O(r) %DELTA newline
left ( binom r gr right )0.5^r=fact r over {fact gr fact(r-gr)}0.5^r={%GAMMA (r+1)} over {%GAMMA(gr+1) %GAMMA(r-gr+1)}0.5^r newline
%GAMMA (z)=lim from n toward infinity {{fact {n} fact(z-1)} over fact(z+n)} n^z newline
fact a=%GAMMA(a+1)=lim from n toward infinity {{fact {n} fact(a)} over fact(a+n+1)} n^{a+1}; b=a+n newline
lim from n toward infinity {{fact {b-a} fact(a)} over fact(b+1)} n^{a+1};b=r;a=gr newline
{lim from n toward infinity {{fact {(r-gr)} fact(gr)} over fact(r+1)} n^{gr+1}} over {%GAMMA(gr+1) %GAMMA(r-gr+1)}0.5^r newline
int from 0 to 69.5 a newline
int from 69.5 to 74.5 a newline
int from 74.5 to 84.5 a newline
int from 84.5 to 92.5 a newline
int from 92.5 to 100 a newline
P(x)=1 over {%sigma sqrt{2%pi}} e^{-(x-%mu)^2/(2%sigma^2)};%mu=0.5 r;%sigma^2=0.25 r; %sigma=0.5 sqrt r newline
P(x)=1 over {0.5 sqrt r sqrt{2%pi}} e^{-(x-0.5 r)^2/(0.5 r)} newline
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2-11-19T11:34:49</meta:creation-date>
    <meta:generator>OpenOffice.org/3.3$Unix OpenOffice.org_project/330m20$Build-9567</meta:generator>
  </office:meta>
</office:document-meta>
</file>